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" table:style-name="ta1">
        <table:shapes>
          <draw:frame draw:z-index="0" draw:style-name="gr1" draw:text-style-name="P1" svg:width="6.2984in" svg:height="3.5331in" svg:x="2.4638in" svg:y="0.0335in">
            <draw:object draw:notify-on-update-of-ranges="VI.A2:VI.B2 VI.A2:VI.B2 VI.A3:VI.B3 VI.A2:VI.B2 VI.A5:VI.B5 VI.A2:VI.B2 VI.A6:VI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VI.A10:VI.B10 VI.A10:VI.B10 VI.A11:VI.B11 VI.A10:VI.B10 VI.A12:VI.B12 VI.A10:VI.B10 VI.A13:VI.B13 VI.A10:VI.B10 VI.A15:VI.B15 VI.A10:VI.B10 VI.A16:VI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VI.A20:VI.B20 VI.A20:VI.B20 VI.A21:VI.B21 VI.A20:VI.B20 VI.A22:VI.B22 VI.A20:VI.B20 VI.A23:VI.B23 VI.A20:VI.B20 VI.A24:VI.B24 VI.A20:VI.B20 VI.A25:VI.B25 VI.A20:VI.B20 VI.A26:VI.B26 VI.A20:VI.B20 VI.A27:VI.B27 VI.A20:VI.B20 VI.A29:VI.B29 VI.A20:VI.B20 VI.A30:VI.B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VI.A34:VI.B34 VI.A34:VI.B34 VI.A35:VI.B35 VI.A34:VI.B34 VI.A36:VI.B36 VI.A34:VI.B34 VI.A37:VI.B37 VI.A34:VI.B34 VI.A38:VI.B38 VI.A34:VI.B34 VI.A39:VI.B39 VI.A34:VI.B34 VI.A40:VI.B40 VI.A34:VI.B34 VI.A41:VI.B41 VI.A34:VI.B34 VI.A42:VI.B42 VI.A34:VI.B34 VI.A43:VI.B43 VI.A34:VI.B34 VI.A45:VI.B45 VI.A34:VI.B34 VI.A46:VI.B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VI.A50:VI.B50 VI.A50:VI.B50 VI.A51:VI.B51 VI.A50:VI.B50 VI.A52:VI.B52 VI.A50:VI.B50 VI.A53:VI.B53 VI.A50:VI.B50 VI.A54:VI.B54 VI.A50:VI.B50 VI.A55:VI.B55 VI.A50:VI.B50 VI.A56:VI.B56 VI.A50:VI.B50 VI.A57:VI.B57 VI.A50:VI.B50 VI.A58:VI.B58 VI.A50:VI.B50 VI.A59:VI.B59 VI.A50:VI.B50 VI.A60:VI.B60 VI.A50:VI.B50 VI.A61:VI.B61 VI.A50:VI.B50 VI.A62:VI.B62 VI.A50:VI.B50 VI.A63:VI.B63 VI.A50:VI.B50 VI.A64:VI.B64 VI.A50:VI.B50 VI.A65:VI.B65 VI.A50:VI.B50 VI.A66:VI.B66 VI.A50:VI.B50 VI.A67:VI.B67 VI.A50:VI.B50 VI.A68:VI.B68 VI.A50:VI.B50 VI.A69:VI.B69 VI.A50:VI.B50 VI.A71:VI.B71 VI.A50:VI.B50 VI.A72:VI.B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86282" calcext:value-type="float">
            <text:p>-4.86282</text:p>
          </table:table-cell>
          <table:table-cell office:value-type="float" office:value="4.32012" calcext:value-type="float">
            <text:p>4.32012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-28.3518" calcext:value-type="float">
            <text:p>-28.3518</text:p>
          </table:table-cell>
          <table:table-cell office:value-type="float" office:value="7.29576" calcext:value-type="float">
            <text:p>7.29576</text:p>
          </table:table-cell>
        </table:table-row>
        <table:table-row table:style-name="ro1">
          <table:table-cell office:value-type="float" office:value="4.32012" calcext:value-type="float">
            <text:p>4.32012</text:p>
          </table:table-cell>
          <table:table-cell office:value-type="float" office:value="-4.86282" calcext:value-type="float">
            <text:p>-4.86282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7.29576" calcext:value-type="float">
            <text:p>7.29576</text:p>
          </table:table-cell>
          <table:table-cell office:value-type="float" office:value="-28.3518" calcext:value-type="float">
            <text:p>-28.35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.79554" calcext:value-type="float">
            <text:p>1.79554</text:p>
          </table:table-cell>
        </table:table-row>
        <table:table-row table:style-name="ro1">
          <table:table-cell office:value-type="float" office:value="0.0716959" calcext:value-type="float">
            <text:p>0.0716959</text:p>
          </table:table-cell>
          <table:table-cell office:value-type="float" office:value="3.17627" calcext:value-type="float">
            <text:p>3.1762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3.17497" calcext:value-type="float">
            <text:p>-3.17497</text:p>
          </table:table-cell>
          <table:table-cell office:value-type="float" office:value="5.22047" calcext:value-type="float">
            <text:p>5.22047</text:p>
          </table:table-cell>
        </table:table-row>
        <table:table-row table:style-name="ro1">
          <table:table-cell office:value-type="float" office:value="3.17627" calcext:value-type="float">
            <text:p>3.17627</text:p>
          </table:table-cell>
          <table:table-cell office:value-type="float" office:value="0.0716959" calcext:value-type="float">
            <text:p>0.0716959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5.22047" calcext:value-type="float">
            <text:p>5.22047</text:p>
          </table:table-cell>
          <table:table-cell office:value-type="float" office:value="-3.17497" calcext:value-type="float">
            <text:p>-3.174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.4874" calcext:value-type="float">
            <text:p>-13.4874</text:p>
          </table:table-cell>
          <table:table-cell office:value-type="float" office:value="9.10277" calcext:value-type="float">
            <text:p>9.10277</text:p>
          </table:table-cell>
        </table:table-row>
        <table:table-row table:style-name="ro1">
          <table:table-cell office:value-type="float" office:value="-14.8794" calcext:value-type="float">
            <text:p>-14.8794</text:p>
          </table:table-cell>
          <table:table-cell office:value-type="float" office:value="9.29952" calcext:value-type="float">
            <text:p>9.29952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7.5011" calcext:value-type="float">
            <text:p>-17.5011</text:p>
          </table:table-cell>
          <table:table-cell office:value-type="float" office:value="9.59082" calcext:value-type="float">
            <text:p>9.59082</text:p>
          </table:table-cell>
        </table:table-row>
        <table:table-row table:style-name="ro1">
          <table:table-cell office:value-type="float" office:value="-12.3725" calcext:value-type="float">
            <text:p>-12.3725</text:p>
          </table:table-cell>
          <table:table-cell office:value-type="float" office:value="8.85712" calcext:value-type="float">
            <text:p>8.85712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table:number-columns-repeated="2" office:value-type="float" office:value="2.7631" calcext:value-type="float">
            <text:p>2.7631</text:p>
          </table:table-cell>
        </table:table-row>
        <table:table-row table:style-name="ro1">
          <table:table-cell office:value-type="float" office:value="-10.7218" calcext:value-type="float">
            <text:p>-10.7218</text:p>
          </table:table-cell>
          <table:table-cell office:value-type="float" office:value="8.39447" calcext:value-type="float">
            <text:p>8.39447</text:p>
          </table:table-cell>
        </table:table-row>
        <table:table-row table:style-name="ro1">
          <table:table-cell office:value-type="float" office:value="9.10277" calcext:value-type="float">
            <text:p>9.10277</text:p>
          </table:table-cell>
          <table:table-cell office:value-type="float" office:value="-13.4874" calcext:value-type="float">
            <text:p>-13.4874</text:p>
          </table:table-cell>
        </table:table-row>
        <table:table-row table:style-name="ro1">
          <table:table-cell office:value-type="float" office:value="8.85712" calcext:value-type="float">
            <text:p>8.85712</text:p>
          </table:table-cell>
          <table:table-cell office:value-type="float" office:value="-12.3725" calcext:value-type="float">
            <text:p>-12.3725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39447" calcext:value-type="float">
            <text:p>8.39447</text:p>
          </table:table-cell>
          <table:table-cell office:value-type="float" office:value="-10.7218" calcext:value-type="float">
            <text:p>-10.7218</text:p>
          </table:table-cell>
        </table:table-row>
        <table:table-row table:style-name="ro1">
          <table:table-cell office:value-type="float" office:value="9.29952" calcext:value-type="float">
            <text:p>9.29952</text:p>
          </table:table-cell>
          <table:table-cell office:value-type="float" office:value="-14.8794" calcext:value-type="float">
            <text:p>-14.8794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59082" calcext:value-type="float">
            <text:p>9.59082</text:p>
          </table:table-cell>
          <table:table-cell office:value-type="float" office:value="-17.5011" calcext:value-type="float">
            <text:p>-17.50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8.2942" calcext:value-type="float">
            <text:p>-98.2942</text:p>
          </table:table-cell>
          <table:table-cell office:value-type="float" office:value="11.7058" calcext:value-type="float">
            <text:p>11.7058</text:p>
          </table:table-cell>
        </table:table-row>
        <table:table-row table:style-name="ro1">
          <table:table-cell office:value-type="float" office:value="11.7058" calcext:value-type="float">
            <text:p>11.7058</text:p>
          </table:table-cell>
          <table:table-cell office:value-type="float" office:value="-98.2942" calcext:value-type="float">
            <text:p>-98.2942</text:p>
          </table:table-cell>
        </table:table-row>
      </table:table>
      <table:table table:name="PBVI" table:style-name="ta1">
        <table:shapes>
          <draw:frame draw:z-index="0" draw:style-name="gr1" draw:text-style-name="P1" svg:width="6.2984in" svg:height="3.5331in" svg:x="2.4638in" svg:y="0.0335in">
            <draw:object draw:notify-on-update-of-ranges="PBVI.A2:PBVI.B2 PBVI.A2:PBVI.B2 PBVI.A3:PBVI.B3 PBVI.A2:PBVI.B2 PBVI.A4:PBVI.B4 PBVI.A2:PBVI.B2 PBVI.A5:PBVI.B5 PBVI.A2:PBVI.B2 PBVI.A6:PBVI.B6 PBVI.A2:PBVI.B2 PBVI.A7:PBVI.B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PBVI.A12:PBVI.B12 PBVI.A12:PBVI.B12 PBVI.A13:PBVI.B13 PBVI.A12:PBVI.B12 PBVI.A14:PBVI.B14 PBVI.A12:PBVI.B12 PBVI.A15:PBVI.B15 PBVI.A12:PBVI.B12 PBVI.A16:PBVI.B16 PBVI.A12:PBVI.B12 PBVI.A17:PBVI.B17 PBVI.A12:PBVI.B12 PBVI.A18:PBVI.B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PBVI.A22:PBVI.B22 PBVI.A22:PBVI.B22 PBVI.A23:PBVI.B23 PBVI.A22:PBVI.B22 PBVI.A24:PBVI.B24 PBVI.A22:PBVI.B22 PBVI.A25:PBVI.B25 PBVI.A22:PBVI.B22 PBVI.A26:PBVI.B26 PBVI.A22:PBVI.B22 PBVI.A27:PBVI.B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PBVI.A32:PBVI.B32 PBVI.A32:PBVI.B32 PBVI.A33:PBVI.B33 PBVI.A32:PBVI.B32 PBVI.A34:PBVI.B34 PBVI.A32:PBVI.B32 PBVI.A35:PBVI.B35 PBVI.A32:PBVI.B32 PBVI.A36:PBVI.B36 PBVI.A32:PBVI.B32 PBVI.A37:PBVI.B3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PBVI.A42:PBVI.B42 PBVI.A43:PBVI.B43 PBVI.A44:PBVI.B44 PBVI.A45:PBVI.B45 PBVI.A46:PBVI.B46 PBVI.A47:PBVI.B47 PBVI.A48:PBVI.B48 PBVI.A49:PBVI.B49 PBVI.A50:PBVI.B50 PBVI.A51:PBVI.B51 PBVI.A52:PBVI.B52 PBVI.A53:PBVI.B53 PBVI.A54:PBVI.B54 PBVI.A55:PBVI.B55 PBVI.A56:PBVI.B56 PBVI.A57:PBVI.B57 PBVI.A58:PBVI.B58 PBVI.A59:PBVI.B59 PBVI.A60:PBVI.B60 PBVI.A61:PBVI.B61 PBVI.A62:PBVI.B62 PBVI.A63:PBVI.B63 PBVI.A64:PBVI.B64 PBVI.A65:PBVI.B65 PBVI.A66:PBVI.B66 PBVI.A67:PBVI.B67 PBVI.A68:PBVI.B68 PBVI.A69:PBVI.B69 PBVI.A70:PBVI.B70 PBVI.A71:PBVI.B71 PBVI.A72:PBVI.B72 PBVI.A73:PBVI.B73 PBVI.A74:PBVI.B74 PBVI.A75:PBVI.B75 PBVI.A76:PBVI.B76 PBVI.A77:PBVI.B77 PBVI.A78:PBVI.B78 PBVI.A79:PBVI.B79 PBVI.A80:PBVI.B80 PBVI.A81:PBVI.B81 PBVI.A82:PBVI.B8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46" calcext:value-type="float">
            <text:p>11.1346</text:p>
          </table:table-cell>
          <table:table-cell office:value-type="float" office:value="-98.8654" calcext:value-type="float">
            <text:p>-98.8654</text:p>
          </table:table-cell>
        </table:table-row>
        <table:table-row table:style-name="ro1">
          <table:table-cell office:value-type="float" office:value="-98.8654" calcext:value-type="float">
            <text:p>-98.8654</text:p>
          </table:table-cell>
          <table:table-cell office:value-type="float" office:value="11.1346" calcext:value-type="float">
            <text:p>11.1346</text:p>
          </table:table-cell>
        </table:table-row>
        <table:table-row table:style-name="ro1">
          <table:table-cell office:value-type="float" office:value="-13.9729" calcext:value-type="float">
            <text:p>-13.9729</text:p>
          </table:table-cell>
          <table:table-cell office:value-type="float" office:value="9.01709" calcext:value-type="float">
            <text:p>9.01709</text:p>
          </table:table-cell>
        </table:table-row>
        <table:table-row table:style-name="ro1">
          <table:table-cell office:value-type="float" office:value="9.01709" calcext:value-type="float">
            <text:p>9.01709</text:p>
          </table:table-cell>
          <table:table-cell office:value-type="float" office:value="-13.9729" calcext:value-type="float">
            <text:p>-13.9729</text:p>
          </table:table-cell>
        </table:table-row>
        <table:table-row table:style-name="ro1">
          <table:table-cell table:number-columns-repeated="2" office:value-type="float" office:value="0.134594" calcext:value-type="float">
            <text:p>0.134594</text:p>
          </table:table-cell>
        </table:table-row>
      </table:table>
      <table:table table:name="PBVI-RA" table:style-name="ta1">
        <table:shapes>
          <draw:frame draw:z-index="0" draw:style-name="gr1" draw:text-style-name="P1" svg:width="12.6929in" svg:height="7.5248in" svg:x="2.6854in" svg:y="0.8331in">
            <draw:object draw:notify-on-update-of-ranges="'PBVI-RA'.A2:'PBVI-RA'.B2 'PBVI-RA'.A2:'PBVI-RA'.B2 'PBVI-RA'.A3:'PBVI-RA'.B3 'PBVI-RA'.A2:'PBVI-RA'.B2 'PBVI-RA'.A4:'PBVI-RA'.B4 'PBVI-RA'.A2:'PBVI-RA'.B2 'PBVI-RA'.A5:'PBVI-RA'.B5 'PBVI-RA'.A2:'PBVI-RA'.B2 'PBVI-RA'.A6:'PBVI-RA'.B6 'PBVI-RA'.A2:'PBVI-RA'.B2 'PBVI-RA'.A7:'PBVI-RA'.B7 'PBVI-RA'.A2:'PBVI-RA'.B2 'PBVI-RA'.A8:'PBVI-RA'.B8 'PBVI-RA'.A2:'PBVI-RA'.B2 'PBVI-RA'.A9:'PBVI-RA'.B9 'PBVI-RA'.A2:'PBVI-RA'.B2 'PBVI-RA'.A10:'PBVI-RA'.B10 'PBVI-RA'.A2:'PBVI-RA'.B2 'PBVI-RA'.A11:'PBVI-RA'.B11 'PBVI-RA'.A2:'PBVI-RA'.B2 'PBVI-RA'.A12:'PBVI-RA'.B12 'PBVI-RA'.A2:'PBVI-RA'.B2 'PBVI-RA'.A13:'PBVI-RA'.B13 'PBVI-RA'.A2:'PBVI-RA'.B2 'PBVI-RA'.A14:'PBVI-RA'.B14 'PBVI-RA'.A2:'PBVI-RA'.B2 'PBVI-RA'.A15:'PBVI-RA'.B15 'PBVI-RA'.A2:'PBVI-RA'.B2 'PBVI-RA'.A16:'PBVI-RA'.B16 'PBVI-RA'.A2:'PBVI-RA'.B2 'PBVI-RA'.A17:'PBVI-RA'.B17 'PBVI-RA'.A2:'PBVI-RA'.B2 'PBVI-RA'.A18:'PBVI-RA'.B18 'PBVI-RA'.A2:'PBVI-RA'.B2 'PBVI-RA'.A19:'PBVI-RA'.B19 'PBVI-RA'.A2:'PBVI-RA'.B2 'PBVI-RA'.A20:'PBVI-RA'.B20 'PBVI-RA'.A2:'PBVI-RA'.B2 'PBVI-RA'.A21:'PBVI-RA'.B21 'PBVI-RA'.A2:'PBVI-RA'.B2 'PBVI-RA'.A22:'PBVI-RA'.B22 'PBVI-RA'.A2:'PBVI-RA'.B2 'PBVI-RA'.A23:'PBVI-RA'.B23 'PBVI-RA'.A2:'PBVI-RA'.B2 'PBVI-RA'.A24:'PBVI-RA'.B24 'PBVI-RA'.A2:'PBVI-RA'.B2 'PBVI-RA'.A25:'PBVI-RA'.B25 'PBVI-RA'.A2:'PBVI-RA'.B2 'PBVI-RA'.A26:'PBVI-RA'.B26 'PBVI-RA'.A2:'PBVI-RA'.B2 'PBVI-RA'.A27:'PBVI-RA'.B27 'PBVI-RA'.A2:'PBVI-RA'.B2 'PBVI-RA'.A28:'PBVI-RA'.B28 'PBVI-RA'.A2:'PBVI-RA'.B2 'PBVI-RA'.A29:'PBVI-RA'.B29 'PBVI-RA'.A2:'PBVI-RA'.B2 'PBVI-RA'.A30:'PBVI-RA'.B30 'PBVI-RA'.A2:'PBVI-RA'.B2 'PBVI-RA'.A31:'PBVI-RA'.B31 'PBVI-RA'.A2:'PBVI-RA'.B2 'PBVI-RA'.A32:'PBVI-RA'.B32 'PBVI-RA'.A2:'PBVI-RA'.B2 'PBVI-RA'.A33:'PBVI-RA'.B33 'PBVI-RA'.A2:'PBVI-RA'.B2 'PBVI-RA'.A34:'PBVI-RA'.B34 'PBVI-RA'.A2:'PBVI-RA'.B2 'PBVI-RA'.A35:'PBVI-RA'.B35 'PBVI-RA'.A2:'PBVI-RA'.B2 'PBVI-RA'.A36:'PBVI-RA'.B36 'PBVI-RA'.A2:'PBVI-RA'.B2 'PBVI-RA'.A37:'PBVI-RA'.B37 'PBVI-RA'.A2:'PBVI-RA'.B2 'PBVI-RA'.A38:'PBVI-RA'.B38 'PBVI-RA'.A2:'PBVI-RA'.B2 'PBVI-RA'.A39:'PBVI-RA'.B39 'PBVI-RA'.A2:'PBVI-RA'.B2 'PBVI-RA'.A40:'PBVI-RA'.B40 'PBVI-RA'.A2:'PBVI-RA'.B2 'PBVI-RA'.A41:'PBVI-RA'.B41 'PBVI-RA'.A2:'PBVI-RA'.B2 'PBVI-RA'.A42:'PBVI-RA'.B42 'PBVI-RA'.A2:'PBVI-RA'.B2 'PBVI-RA'.A43:'PBVI-RA'.B43 'PBVI-RA'.A2:'PBVI-RA'.B2 'PBVI-RA'.A44:'PBVI-RA'.B44 'PBVI-RA'.A2:'PBVI-RA'.B2 'PBVI-RA'.A45:'PBVI-RA'.B45 'PBVI-RA'.A2:'PBVI-RA'.B2 'PBVI-RA'.A46:'PBVI-RA'.B46 'PBVI-RA'.A2:'PBVI-RA'.B2 'PBVI-RA'.A47:'PBVI-RA'.B47 'PBVI-RA'.A2:'PBVI-RA'.B2 'PBVI-RA'.A48:'PBVI-RA'.B48 'PBVI-RA'.A2:'PBVI-RA'.B2 'PBVI-RA'.A49:'PBVI-RA'.B49 'PBVI-RA'.A2:'PBVI-RA'.B2 'PBVI-RA'.A50:'PBVI-RA'.B50 'PBVI-RA'.A2:'PBVI-RA'.B2 'PBVI-RA'.A51:'PBVI-RA'.B51 'PBVI-RA'.A2:'PBVI-RA'.B2 'PBVI-RA'.A52:'PBVI-RA'.B52 'PBVI-RA'.A2:'PBVI-RA'.B2 'PBVI-RA'.A53:'PBVI-RA'.B53 'PBVI-RA'.A2:'PBVI-RA'.B2 'PBVI-RA'.A54:'PBVI-RA'.B54 'PBVI-RA'.A2:'PBVI-RA'.B2 'PBVI-RA'.A55:'PBVI-RA'.B55 'PBVI-RA'.A2:'PBVI-RA'.B2 'PBVI-RA'.A56:'PBVI-RA'.B56 'PBVI-RA'.A2:'PBVI-RA'.B2 'PBVI-RA'.A57:'PBVI-RA'.B57 'PBVI-RA'.A2:'PBVI-RA'.B2 'PBVI-RA'.A58:'PBVI-RA'.B58 'PBVI-RA'.A2:'PBVI-RA'.B2 'PBVI-RA'.A59:'PBVI-RA'.B59 'PBVI-RA'.A2:'PBVI-RA'.B2 'PBVI-RA'.A60:'PBVI-RA'.B60 'PBVI-RA'.A2:'PBVI-RA'.B2 'PBVI-RA'.A61:'PBVI-RA'.B61 'PBVI-RA'.A2:'PBVI-RA'.B2 'PBVI-RA'.A62:'PBVI-RA'.B62 'PBVI-RA'.A2:'PBVI-RA'.B2 'PBVI-RA'.A63:'PBVI-RA'.B63 'PBVI-RA'.A2:'PBVI-RA'.B2 'PBVI-RA'.A64:'PBVI-RA'.B64 'PBVI-RA'.A2:'PBVI-RA'.B2 'PBVI-RA'.A65:'PBVI-RA'.B65 'PBVI-RA'.A2:'PBVI-RA'.B2 'PBVI-RA'.A66:'PBVI-RA'.B66 'PBVI-RA'.A2:'PBVI-RA'.B2 'PBVI-RA'.A67:'PBVI-RA'.B67 'PBVI-RA'.A2:'PBVI-RA'.B2 'PBVI-RA'.A68:'PBVI-RA'.B68 'PBVI-RA'.A2:'PBVI-RA'.B2 'PBVI-RA'.A69:'PBVI-RA'.B69 'PBVI-RA'.A2:'PBVI-RA'.B2 'PBVI-RA'.A70:'PBVI-RA'.B70 'PBVI-RA'.A2:'PBVI-RA'.B2 'PBVI-RA'.A71:'PBVI-RA'.B71 'PBVI-RA'.A2:'PBVI-RA'.B2 'PBVI-RA'.A72:'PBVI-RA'.B72 'PBVI-RA'.A2:'PBVI-RA'.B2 'PBVI-RA'.A73:'PBVI-RA'.B73 'PBVI-RA'.A2:'PBVI-RA'.B2 'PBVI-RA'.A74:'PBVI-RA'.B74 'PBVI-RA'.A2:'PBVI-RA'.B2 'PBVI-RA'.A75:'PBVI-RA'.B75 'PBVI-RA'.A2:'PBVI-RA'.B2 'PBVI-RA'.A76:'PBVI-RA'.B76 'PBVI-RA'.A2:'PBVI-RA'.B2 'PBVI-RA'.A77:'PBVI-RA'.B77 'PBVI-RA'.A2:'PBVI-RA'.B2 'PBVI-RA'.A78:'PBVI-RA'.B78 'PBVI-RA'.A2:'PBVI-RA'.B2 'PBVI-RA'.A79:'PBVI-RA'.B79 'PBVI-RA'.A2:'PBVI-RA'.B2 'PBVI-RA'.A80:'PBVI-RA'.B80 'PBVI-RA'.A2:'PBVI-RA'.B2 'PBVI-RA'.A81:'PBVI-RA'.B81 'PBVI-RA'.A2:'PBVI-RA'.B2 'PBVI-RA'.A82:'PBVI-RA'.B8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Expansions =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 Rule = Random</text:p>
          </table:table-cell>
        </table:table-row>
        <table:table-row table:style-name="ro1">
          <table:table-cell office:value-type="float" office:value="28.187" calcext:value-type="float">
            <text:p>28.187</text:p>
          </table:table-cell>
          <table:table-cell office:value-type="float" office:value="-81.813" calcext:value-type="float">
            <text:p>-81.813</text:p>
          </table:table-cell>
          <table:table-cell office:value-type="string" calcext:value-type="string">
            <text:p>Updates = Computed... ~100</text:p>
          </table:table-cell>
        </table:table-row>
        <table:table-row table:style-name="ro1">
          <table:table-cell office:value-type="float" office:value="-81.813" calcext:value-type="float">
            <text:p>-81.813</text:p>
          </table:table-cell>
          <table:table-cell office:value-type="float" office:value="28.187" calcext:value-type="float">
            <text:p>28.187</text:p>
          </table:table-cell>
          <table:table-cell/>
        </table:table-row>
        <table:table-row table:style-name="ro1">
          <table:table-cell office:value-type="float" office:value="16.2777" calcext:value-type="float">
            <text:p>16.2777</text:p>
          </table:table-cell>
          <table:table-cell office:value-type="float" office:value="21.326" calcext:value-type="float">
            <text:p>21.326</text:p>
          </table:table-cell>
          <table:table-cell/>
        </table:table-row>
        <table:table-row table:style-name="ro1">
          <table:table-cell office:value-type="float" office:value="21.326" calcext:value-type="float">
            <text:p>21.326</text:p>
          </table:table-cell>
          <table:table-cell office:value-type="float" office:value="16.2777" calcext:value-type="float">
            <text:p>16.2777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0.475087" calcext:value-type="float">
            <text:p>0.475087</text:p>
          </table:table-cell>
          <table:table-cell office:value-type="float" office:value="24.7892" calcext:value-type="float">
            <text:p>24.7892</text:p>
          </table:table-cell>
          <table:table-cell/>
        </table:table-row>
        <table:table-row table:style-name="ro1">
          <table:table-cell office:value-type="float" office:value="16.2777" calcext:value-type="float">
            <text:p>16.2777</text:p>
          </table:table-cell>
          <table:table-cell office:value-type="float" office:value="21.326" calcext:value-type="float">
            <text:p>21.326</text:p>
          </table:table-cell>
          <table:table-cell/>
        </table:table-row>
        <table:table-row table:style-name="ro1">
          <table:table-cell office:value-type="float" office:value="2.79898" calcext:value-type="float">
            <text:p>2.79898</text:p>
          </table:table-cell>
          <table:table-cell office:value-type="float" office:value="24.4799" calcext:value-type="float">
            <text:p>24.4799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24.4799" calcext:value-type="float">
            <text:p>24.4799</text:p>
          </table:table-cell>
          <table:table-cell office:value-type="float" office:value="2.79898" calcext:value-type="float">
            <text:p>2.79898</text:p>
          </table:table-cell>
          <table:table-cell/>
        </table:table-row>
        <table:table-row table:style-name="ro1">
          <table:table-cell office:value-type="float" office:value="-81.813" calcext:value-type="float">
            <text:p>-81.813</text:p>
          </table:table-cell>
          <table:table-cell office:value-type="float" office:value="28.187" calcext:value-type="float">
            <text:p>28.187</text:p>
          </table:table-cell>
          <table:table-cell/>
        </table:table-row>
        <table:table-row table:style-name="ro1">
          <table:table-cell office:value-type="float" office:value="21.326" calcext:value-type="float">
            <text:p>21.326</text:p>
          </table:table-cell>
          <table:table-cell office:value-type="float" office:value="16.2777" calcext:value-type="float">
            <text:p>16.2777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21.326" calcext:value-type="float">
            <text:p>21.326</text:p>
          </table:table-cell>
          <table:table-cell office:value-type="float" office:value="16.2777" calcext:value-type="float">
            <text:p>16.2777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0.475087" calcext:value-type="float">
            <text:p>0.475087</text:p>
          </table:table-cell>
          <table:table-cell office:value-type="float" office:value="24.7892" calcext:value-type="float">
            <text:p>24.7892</text:p>
          </table:table-cell>
          <table:table-cell/>
        </table:table-row>
        <table:table-row table:style-name="ro1">
          <table:table-cell office:value-type="float" office:value="-81.813" calcext:value-type="float">
            <text:p>-81.813</text:p>
          </table:table-cell>
          <table:table-cell office:value-type="float" office:value="28.187" calcext:value-type="float">
            <text:p>28.187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-81.813" calcext:value-type="float">
            <text:p>-81.813</text:p>
          </table:table-cell>
          <table:table-cell office:value-type="float" office:value="28.187" calcext:value-type="float">
            <text:p>28.187</text:p>
          </table:table-cell>
          <table:table-cell/>
        </table:table-row>
        <table:table-row table:style-name="ro1">
          <table:table-cell office:value-type="float" office:value="24.7892" calcext:value-type="float">
            <text:p>24.7892</text:p>
          </table:table-cell>
          <table:table-cell office:value-type="float" office:value="0.475087" calcext:value-type="float">
            <text:p>0.475087</text:p>
          </table:table-cell>
          <table:table-cell/>
        </table:table-row>
        <table:table-row table:style-name="ro1">
          <table:table-cell table:number-columns-repeated="2" office:value-type="float" office:value="19.1556" calcext:value-type="float">
            <text:p>19.1556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5.005" calcext:value-type="float">
            <text:p>25.005</text:p>
          </table:table-cell>
          <table:table-cell office:value-type="float" office:value="0.690888" calcext:value-type="float">
            <text:p>0.690888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0.690888" calcext:value-type="float">
            <text:p>0.690888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3.01478" calcext:value-type="float">
            <text:p>3.01478</text:p>
          </table:table-cell>
          <table:table-cell office:value-type="float" office:value="24.6957" calcext:value-type="float">
            <text:p>24.6957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table:number-columns-repeated="2" office:value-type="float" office:value="19.3714" calcext:value-type="float">
            <text:p>19.3714</text:p>
          </table:table-cell>
          <table:table-cell/>
        </table:table-row>
        <table:table-row table:style-name="ro1">
          <table:table-cell office:value-type="float" office:value="-81.5972" calcext:value-type="float">
            <text:p>-81.5972</text:p>
          </table:table-cell>
          <table:table-cell office:value-type="float" office:value="28.4028" calcext:value-type="float">
            <text:p>28.402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21.5418" calcext:value-type="float">
            <text:p>21.5418</text:p>
          </table:table-cell>
          <table:table-cell office:value-type="float" office:value="16.4935" calcext:value-type="float">
            <text:p>16.4935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  <table:table-row table:style-name="ro1">
          <table:table-cell office:value-type="float" office:value="16.4935" calcext:value-type="float">
            <text:p>16.4935</text:p>
          </table:table-cell>
          <table:table-cell office:value-type="float" office:value="21.5418" calcext:value-type="float">
            <text:p>21.54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5:03:16.137961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7:40:57.338471430</dc:date>
    <meta:generator>LibreOffice/4.2.8.2$Linux_X86_64 LibreOffice_project/420m0$Build-2</meta:generator>
    <meta:editing-duration>PT4H3M47S</meta:editing-duration>
    <meta:editing-cycles>11</meta:editing-cycles>
    <meta:document-statistic meta:table-count="3" meta:cell-count="35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row-mapping="0 1 2" chart:style-name="ch1">
        <chart:legend chart:legend-position="end" svg:x="13.623cm" svg:y="3.69cm" style:legend-expansion="high" chart:style-name="ch2"/>
        <chart:plot-area chart:style-name="ch3" table:cell-range-address="VI.A2:VI.B3 VI.A5:VI.B6" chart:data-source-has-labels="row" svg:x="0.319cm" svg:y="0.179cm" svg:width="12.985cm" svg:height="8.617cm">
          <chartooo:coordinate-region svg:x="1.284cm" svg:y="0.378cm" svg:width="11.767cm" svg:height="8.219cm"/>
          <chart:axis chart:dimension="x" chart:name="primary-x" chart:style-name="ch4" chartooo:axis-type="auto">
            <chart:categories table:cell-range-address="VI.A2: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:VI.B3" chart:class="chart:scatter">
            <chart:domain table:cell-range-address="VI.A2:VI.B2"/>
            <chart:data-point chart:repeated="2"/>
          </chart:series>
          <chart:series chart:style-name="ch7" chart:values-cell-range-address="VI.A5:VI.B5" chart:class="chart:scatter">
            <chart:data-point chart:repeated="2"/>
          </chart:series>
          <chart:series chart:style-name="ch8" chart:values-cell-range-address="VI.A6:VI.B6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: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:VI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VI.A3:VI.B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VI.A5:VI.B5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VI.A6:VI.B6</svg:desc>
                </draw:g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>
      <style:graphic-properties draw:stroke="solid" svg:stroke-color="#b3b3b3" draw:fill="none" draw:fill-color="#e6e6e6"/>
    </style:style>
    <style:style style:name="ch47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style-name="ch1">
        <chart:legend chart:legend-position="end" svg:x="27.303cm" svg:y="4.527cm" style:legend-expansion="high" chart:style-name="ch2"/>
        <chart:plot-area chart:style-name="ch3" table:cell-range-address="PBVI.A42:PBVI.B82" chart:data-source-has-labels="row" svg:x="0.644cm" svg:y="0.382cm" svg:width="26.015cm" svg:height="18.35cm">
          <chartooo:coordinate-region svg:x="1.609cm" svg:y="0.581cm" svg:width="24.797cm" svg:height="17.952cm"/>
          <chart:axis chart:dimension="x" chart:name="primary-x" chart:style-name="ch4" chartooo:axis-type="auto">
            <chart:categories table:cell-range-address="PBVI.A42:PBVI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43:PBVI.B43" chart:class="chart:scatter">
            <chart:domain table:cell-range-address="PBVI.A42:PBVI.B42"/>
            <chart:data-point chart:repeated="2"/>
          </chart:series>
          <chart:series chart:style-name="ch7" chart:values-cell-range-address="PBVI.A44:PBVI.B44" chart:class="chart:scatter">
            <chart:data-point chart:repeated="2"/>
          </chart:series>
          <chart:series chart:style-name="ch8" chart:values-cell-range-address="PBVI.A45:PBVI.B45" chart:class="chart:scatter">
            <chart:data-point chart:repeated="2"/>
          </chart:series>
          <chart:series chart:style-name="ch9" chart:values-cell-range-address="PBVI.A46:PBVI.B46" chart:class="chart:scatter">
            <chart:data-point chart:repeated="2"/>
          </chart:series>
          <chart:series chart:style-name="ch10" chart:values-cell-range-address="PBVI.A47:PBVI.B47" chart:class="chart:scatter">
            <chart:data-point chart:repeated="2"/>
          </chart:series>
          <chart:series chart:style-name="ch11" chart:values-cell-range-address="PBVI.A48:PBVI.B48" chart:class="chart:scatter">
            <chart:data-point chart:repeated="2"/>
          </chart:series>
          <chart:series chart:style-name="ch12" chart:values-cell-range-address="PBVI.A49:PBVI.B49" chart:class="chart:scatter">
            <chart:data-point chart:repeated="2"/>
          </chart:series>
          <chart:series chart:style-name="ch13" chart:values-cell-range-address="PBVI.A50:PBVI.B50" chart:class="chart:scatter">
            <chart:data-point chart:repeated="2"/>
          </chart:series>
          <chart:series chart:style-name="ch14" chart:values-cell-range-address="PBVI.A51:PBVI.B51" chart:class="chart:scatter">
            <chart:data-point chart:repeated="2"/>
          </chart:series>
          <chart:series chart:style-name="ch15" chart:values-cell-range-address="PBVI.A52:PBVI.B52" chart:class="chart:scatter">
            <chart:data-point chart:repeated="2"/>
          </chart:series>
          <chart:series chart:style-name="ch16" chart:values-cell-range-address="PBVI.A53:PBVI.B53" chart:class="chart:scatter">
            <chart:data-point chart:repeated="2"/>
          </chart:series>
          <chart:series chart:style-name="ch17" chart:values-cell-range-address="PBVI.A54:PBVI.B54" chart:class="chart:scatter">
            <chart:data-point chart:repeated="2"/>
          </chart:series>
          <chart:series chart:style-name="ch18" chart:values-cell-range-address="PBVI.A55:PBVI.B55" chart:class="chart:scatter">
            <chart:data-point chart:repeated="2"/>
          </chart:series>
          <chart:series chart:style-name="ch19" chart:values-cell-range-address="PBVI.A56:PBVI.B56" chart:class="chart:scatter">
            <chart:data-point chart:repeated="2"/>
          </chart:series>
          <chart:series chart:style-name="ch20" chart:values-cell-range-address="PBVI.A57:PBVI.B57" chart:class="chart:scatter">
            <chart:data-point chart:repeated="2"/>
          </chart:series>
          <chart:series chart:style-name="ch21" chart:values-cell-range-address="PBVI.A58:PBVI.B58" chart:class="chart:scatter">
            <chart:data-point chart:repeated="2"/>
          </chart:series>
          <chart:series chart:style-name="ch22" chart:values-cell-range-address="PBVI.A59:PBVI.B59" chart:class="chart:scatter">
            <chart:data-point chart:repeated="2"/>
          </chart:series>
          <chart:series chart:style-name="ch23" chart:values-cell-range-address="PBVI.A60:PBVI.B60" chart:class="chart:scatter">
            <chart:data-point chart:repeated="2"/>
          </chart:series>
          <chart:series chart:style-name="ch24" chart:values-cell-range-address="PBVI.A61:PBVI.B61" chart:class="chart:scatter">
            <chart:data-point chart:repeated="2"/>
          </chart:series>
          <chart:series chart:style-name="ch25" chart:values-cell-range-address="PBVI.A62:PBVI.B62" chart:class="chart:scatter">
            <chart:data-point chart:repeated="2"/>
          </chart:series>
          <chart:series chart:style-name="ch26" chart:values-cell-range-address="PBVI.A63:PBVI.B63" chart:class="chart:scatter">
            <chart:data-point chart:repeated="2"/>
          </chart:series>
          <chart:series chart:style-name="ch27" chart:values-cell-range-address="PBVI.A64:PBVI.B64" chart:class="chart:scatter">
            <chart:data-point chart:repeated="2"/>
          </chart:series>
          <chart:series chart:style-name="ch28" chart:values-cell-range-address="PBVI.A65:PBVI.B65" chart:class="chart:scatter">
            <chart:data-point chart:repeated="2"/>
          </chart:series>
          <chart:series chart:style-name="ch29" chart:values-cell-range-address="PBVI.A66:PBVI.B66" chart:class="chart:scatter">
            <chart:data-point chart:repeated="2"/>
          </chart:series>
          <chart:series chart:style-name="ch30" chart:values-cell-range-address="PBVI.A67:PBVI.B67" chart:class="chart:scatter">
            <chart:data-point chart:repeated="2"/>
          </chart:series>
          <chart:series chart:style-name="ch31" chart:values-cell-range-address="PBVI.A68:PBVI.B68" chart:class="chart:scatter">
            <chart:data-point chart:repeated="2"/>
          </chart:series>
          <chart:series chart:style-name="ch32" chart:values-cell-range-address="PBVI.A69:PBVI.B69" chart:class="chart:scatter">
            <chart:data-point chart:repeated="2"/>
          </chart:series>
          <chart:series chart:style-name="ch33" chart:values-cell-range-address="PBVI.A70:PBVI.B70" chart:class="chart:scatter">
            <chart:data-point chart:repeated="2"/>
          </chart:series>
          <chart:series chart:style-name="ch34" chart:values-cell-range-address="PBVI.A71:PBVI.B71" chart:class="chart:scatter">
            <chart:data-point chart:repeated="2"/>
          </chart:series>
          <chart:series chart:style-name="ch35" chart:values-cell-range-address="PBVI.A72:PBVI.B72" chart:class="chart:scatter">
            <chart:data-point chart:repeated="2"/>
          </chart:series>
          <chart:series chart:style-name="ch36" chart:values-cell-range-address="PBVI.A73:PBVI.B73" chart:class="chart:scatter">
            <chart:data-point chart:repeated="2"/>
          </chart:series>
          <chart:series chart:style-name="ch37" chart:values-cell-range-address="PBVI.A74:PBVI.B74" chart:class="chart:scatter">
            <chart:data-point chart:repeated="2"/>
          </chart:series>
          <chart:series chart:style-name="ch38" chart:values-cell-range-address="PBVI.A75:PBVI.B75" chart:class="chart:scatter">
            <chart:data-point chart:repeated="2"/>
          </chart:series>
          <chart:series chart:style-name="ch39" chart:values-cell-range-address="PBVI.A76:PBVI.B76" chart:class="chart:scatter">
            <chart:data-point chart:repeated="2"/>
          </chart:series>
          <chart:series chart:style-name="ch40" chart:values-cell-range-address="PBVI.A77:PBVI.B77" chart:class="chart:scatter">
            <chart:data-point chart:repeated="2"/>
          </chart:series>
          <chart:series chart:style-name="ch41" chart:values-cell-range-address="PBVI.A78:PBVI.B78" chart:class="chart:scatter">
            <chart:data-point chart:repeated="2"/>
          </chart:series>
          <chart:series chart:style-name="ch42" chart:values-cell-range-address="PBVI.A79:PBVI.B79" chart:class="chart:scatter">
            <chart:data-point chart:repeated="2"/>
          </chart:series>
          <chart:series chart:style-name="ch43" chart:values-cell-range-address="PBVI.A80:PBVI.B80" chart:class="chart:scatter">
            <chart:data-point chart:repeated="2"/>
          </chart:series>
          <chart:series chart:style-name="ch44" chart:values-cell-range-address="PBVI.A81:PBVI.B81" chart:class="chart:scatter">
            <chart:data-point chart:repeated="2"/>
          </chart:series>
          <chart:series chart:style-name="ch45" chart:values-cell-range-address="PBVI.A82:PBVI.B82" chart:class="chart:scatter">
            <chart:data-point chart:repeated="2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42:PBVI.B4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11.1346">
                <text:p>11.1346</text:p>
                <draw:g>
                  <svg:desc>PBVI.A43:PBVI.B43</svg:desc>
                </draw:g>
              </table:table-cell>
              <table:table-cell office:value-type="float" office:value="-98.8654">
                <text:p>-98.8654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-98.8654">
                <text:p>-98.8654</text:p>
                <draw:g>
                  <svg:desc>PBVI.A44:PBVI.B44</svg:desc>
                </draw:g>
              </table:table-cell>
              <table:table-cell office:value-type="float" office:value="11.1346">
                <text:p>11.134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13.9729">
                <text:p>-13.9729</text:p>
                <draw:g>
                  <svg:desc>PBVI.A45:PBVI.B45</svg:desc>
                </draw:g>
              </table:table-cell>
              <table:table-cell office:value-type="float" office:value="9.01709">
                <text:p>9.01709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9.01709">
                <text:p>9.01709</text:p>
                <draw:g>
                  <svg:desc>PBVI.A46:PBVI.B46</svg:desc>
                </draw:g>
              </table:table-cell>
              <table:table-cell office:value-type="float" office:value="-13.9729">
                <text:p>-13.9729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134594">
                <text:p>0.134594</text:p>
                <draw:g>
                  <svg:desc>PBVI.A47:PBVI.B47</svg:desc>
                </draw:g>
              </table:table-cell>
              <table:table-cell office:value-type="float" office:value="0.134594">
                <text:p>0.134594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48:PBVI.B4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49:PBVI.B4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0:PBVI.B5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1:PBVI.B5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2:PBVI.B5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3:PBVI.B5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4:PBVI.B5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5:PBVI.B5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6:PBVI.B5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7:PBVI.B5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8:PBVI.B5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59:PBVI.B5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0:PBVI.B6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1:PBVI.B6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2:PBVI.B6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3:PBVI.B6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4:PBVI.B6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5:PBVI.B6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6:PBVI.B6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7:PBVI.B6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8:PBVI.B6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69:PBVI.B6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0:PBVI.B7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1:PBVI.B7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2:PBVI.B7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3:PBVI.B7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4:PBVI.B7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5:PBVI.B7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6:PBVI.B7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7:PBVI.B7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8:PBVI.B7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79:PBVI.B7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80:PBVI.B8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81:PBVI.B8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BVI.A82:PBVI.B8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5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5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5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5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5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5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5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6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6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6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6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6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6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6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7" style:family="chart">
      <style:graphic-properties draw:stroke="solid" svg:stroke-color="#b3b3b3" draw:fill="none" draw:fill-color="#e6e6e6"/>
    </style:style>
    <style:style style:name="ch68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row-mapping="0 1 2 3 4 5 6 7 8 9 10 11 12 13 14 15 16 17 18 19 20 21 22 23 24 25 26 27 28 29 30 31 32 33 34 35 36 37 38 39 40 41 42 43 44 45 46 47 48 49 50 51 52 53 54 55 56 57 58 59 60 61 62 63 64 65 66 67 68 69 70 71 72 73 74 75 76 77 78 79" chart:style-name="ch1">
        <chart:legend chart:legend-position="end" svg:x="24.939cm" svg:y="2.784cm" style:legend-expansion="high" chart:style-name="ch2"/>
        <chart:plot-area chart:style-name="ch3" table:cell-range-address="'PBVI-RA'.A2:'PBVI-RA'.B82" chart:data-source-has-labels="row" svg:x="0.644cm" svg:y="0.382cm" svg:width="23.651cm" svg:height="18.35cm">
          <chartooo:coordinate-region svg:x="1.609cm" svg:y="0.581cm" svg:width="22.433cm" svg:height="17.952cm"/>
          <chart:axis chart:dimension="x" chart:name="primary-x" chart:style-name="ch4" chartooo:axis-type="auto">
            <chart:categories table:cell-range-address="'PBVI-RA'.A2:'PBVI-RA'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BVI-RA'.A3:'PBVI-RA'.B3" chart:class="chart:scatter">
            <chart:domain table:cell-range-address="'PBVI-RA'.A2:'PBVI-RA'.B2"/>
            <chart:data-point chart:repeated="2"/>
          </chart:series>
          <chart:series chart:style-name="ch7" chart:values-cell-range-address="'PBVI-RA'.A4:'PBVI-RA'.B4" chart:class="chart:scatter">
            <chart:data-point chart:repeated="2"/>
          </chart:series>
          <chart:series chart:style-name="ch8" chart:values-cell-range-address="'PBVI-RA'.A5:'PBVI-RA'.B5" chart:class="chart:scatter">
            <chart:data-point chart:repeated="2"/>
          </chart:series>
          <chart:series chart:style-name="ch9" chart:values-cell-range-address="'PBVI-RA'.A6:'PBVI-RA'.B6" chart:class="chart:scatter">
            <chart:data-point chart:repeated="2"/>
          </chart:series>
          <chart:series chart:style-name="ch10" chart:values-cell-range-address="'PBVI-RA'.A7:'PBVI-RA'.B7" chart:class="chart:scatter">
            <chart:data-point chart:repeated="2"/>
          </chart:series>
          <chart:series chart:style-name="ch11" chart:values-cell-range-address="'PBVI-RA'.A8:'PBVI-RA'.B8" chart:class="chart:scatter">
            <chart:data-point chart:repeated="2"/>
          </chart:series>
          <chart:series chart:style-name="ch12" chart:values-cell-range-address="'PBVI-RA'.A9:'PBVI-RA'.B9" chart:class="chart:scatter">
            <chart:data-point chart:repeated="2"/>
          </chart:series>
          <chart:series chart:style-name="ch13" chart:values-cell-range-address="'PBVI-RA'.A10:'PBVI-RA'.B10" chart:class="chart:scatter">
            <chart:data-point chart:repeated="2"/>
          </chart:series>
          <chart:series chart:style-name="ch14" chart:values-cell-range-address="'PBVI-RA'.A11:'PBVI-RA'.B11" chart:class="chart:scatter">
            <chart:data-point chart:repeated="2"/>
          </chart:series>
          <chart:series chart:style-name="ch15" chart:values-cell-range-address="'PBVI-RA'.A12:'PBVI-RA'.B12" chart:class="chart:scatter">
            <chart:data-point chart:repeated="2"/>
          </chart:series>
          <chart:series chart:style-name="ch16" chart:values-cell-range-address="'PBVI-RA'.A13:'PBVI-RA'.B13" chart:class="chart:scatter">
            <chart:data-point chart:repeated="2"/>
          </chart:series>
          <chart:series chart:style-name="ch17" chart:values-cell-range-address="'PBVI-RA'.A14:'PBVI-RA'.B14" chart:class="chart:scatter">
            <chart:data-point chart:repeated="2"/>
          </chart:series>
          <chart:series chart:style-name="ch18" chart:values-cell-range-address="'PBVI-RA'.A15:'PBVI-RA'.B15" chart:class="chart:scatter">
            <chart:data-point chart:repeated="2"/>
          </chart:series>
          <chart:series chart:style-name="ch19" chart:values-cell-range-address="'PBVI-RA'.A16:'PBVI-RA'.B16" chart:class="chart:scatter">
            <chart:data-point chart:repeated="2"/>
          </chart:series>
          <chart:series chart:style-name="ch20" chart:values-cell-range-address="'PBVI-RA'.A17:'PBVI-RA'.B17" chart:class="chart:scatter">
            <chart:data-point chart:repeated="2"/>
          </chart:series>
          <chart:series chart:style-name="ch21" chart:values-cell-range-address="'PBVI-RA'.A18:'PBVI-RA'.B18" chart:class="chart:scatter">
            <chart:data-point chart:repeated="2"/>
          </chart:series>
          <chart:series chart:style-name="ch22" chart:values-cell-range-address="'PBVI-RA'.A19:'PBVI-RA'.B19" chart:class="chart:scatter">
            <chart:data-point chart:repeated="2"/>
          </chart:series>
          <chart:series chart:style-name="ch23" chart:values-cell-range-address="'PBVI-RA'.A20:'PBVI-RA'.B20" chart:class="chart:scatter">
            <chart:data-point chart:repeated="2"/>
          </chart:series>
          <chart:series chart:style-name="ch24" chart:values-cell-range-address="'PBVI-RA'.A21:'PBVI-RA'.B21" chart:class="chart:scatter">
            <chart:data-point chart:repeated="2"/>
          </chart:series>
          <chart:series chart:style-name="ch25" chart:values-cell-range-address="'PBVI-RA'.A22:'PBVI-RA'.B22" chart:class="chart:scatter">
            <chart:data-point chart:repeated="2"/>
          </chart:series>
          <chart:series chart:style-name="ch26" chart:values-cell-range-address="'PBVI-RA'.A23:'PBVI-RA'.B23" chart:class="chart:scatter">
            <chart:data-point chart:repeated="2"/>
          </chart:series>
          <chart:series chart:style-name="ch27" chart:values-cell-range-address="'PBVI-RA'.A24:'PBVI-RA'.B24" chart:class="chart:scatter">
            <chart:data-point chart:repeated="2"/>
          </chart:series>
          <chart:series chart:style-name="ch28" chart:values-cell-range-address="'PBVI-RA'.A25:'PBVI-RA'.B25" chart:class="chart:scatter">
            <chart:data-point chart:repeated="2"/>
          </chart:series>
          <chart:series chart:style-name="ch29" chart:values-cell-range-address="'PBVI-RA'.A26:'PBVI-RA'.B26" chart:class="chart:scatter">
            <chart:data-point chart:repeated="2"/>
          </chart:series>
          <chart:series chart:style-name="ch30" chart:values-cell-range-address="'PBVI-RA'.A27:'PBVI-RA'.B27" chart:class="chart:scatter">
            <chart:data-point chart:repeated="2"/>
          </chart:series>
          <chart:series chart:style-name="ch31" chart:values-cell-range-address="'PBVI-RA'.A28:'PBVI-RA'.B28" chart:class="chart:scatter">
            <chart:data-point chart:repeated="2"/>
          </chart:series>
          <chart:series chart:style-name="ch32" chart:values-cell-range-address="'PBVI-RA'.A29:'PBVI-RA'.B29" chart:class="chart:scatter">
            <chart:data-point chart:repeated="2"/>
          </chart:series>
          <chart:series chart:style-name="ch33" chart:values-cell-range-address="'PBVI-RA'.A30:'PBVI-RA'.B30" chart:class="chart:scatter">
            <chart:data-point chart:repeated="2"/>
          </chart:series>
          <chart:series chart:style-name="ch34" chart:values-cell-range-address="'PBVI-RA'.A31:'PBVI-RA'.B31" chart:class="chart:scatter">
            <chart:data-point chart:repeated="2"/>
          </chart:series>
          <chart:series chart:style-name="ch35" chart:values-cell-range-address="'PBVI-RA'.A32:'PBVI-RA'.B32" chart:class="chart:scatter">
            <chart:data-point chart:repeated="2"/>
          </chart:series>
          <chart:series chart:style-name="ch36" chart:values-cell-range-address="'PBVI-RA'.A33:'PBVI-RA'.B33" chart:class="chart:scatter">
            <chart:data-point chart:repeated="2"/>
          </chart:series>
          <chart:series chart:style-name="ch37" chart:values-cell-range-address="'PBVI-RA'.A34:'PBVI-RA'.B34" chart:class="chart:scatter">
            <chart:data-point chart:repeated="2"/>
          </chart:series>
          <chart:series chart:style-name="ch38" chart:values-cell-range-address="'PBVI-RA'.A35:'PBVI-RA'.B35" chart:class="chart:scatter">
            <chart:data-point chart:repeated="2"/>
          </chart:series>
          <chart:series chart:style-name="ch39" chart:values-cell-range-address="'PBVI-RA'.A36:'PBVI-RA'.B36" chart:class="chart:scatter">
            <chart:data-point chart:repeated="2"/>
          </chart:series>
          <chart:series chart:style-name="ch40" chart:values-cell-range-address="'PBVI-RA'.A37:'PBVI-RA'.B37" chart:class="chart:scatter">
            <chart:data-point chart:repeated="2"/>
          </chart:series>
          <chart:series chart:style-name="ch41" chart:values-cell-range-address="'PBVI-RA'.A38:'PBVI-RA'.B38" chart:class="chart:scatter">
            <chart:data-point chart:repeated="2"/>
          </chart:series>
          <chart:series chart:style-name="ch42" chart:values-cell-range-address="'PBVI-RA'.A39:'PBVI-RA'.B39" chart:class="chart:scatter">
            <chart:data-point chart:repeated="2"/>
          </chart:series>
          <chart:series chart:style-name="ch43" chart:values-cell-range-address="'PBVI-RA'.A40:'PBVI-RA'.B40" chart:class="chart:scatter">
            <chart:data-point chart:repeated="2"/>
          </chart:series>
          <chart:series chart:style-name="ch44" chart:values-cell-range-address="'PBVI-RA'.A41:'PBVI-RA'.B41" chart:class="chart:scatter">
            <chart:data-point chart:repeated="2"/>
          </chart:series>
          <chart:series chart:style-name="ch45" chart:values-cell-range-address="'PBVI-RA'.A42:'PBVI-RA'.B42" chart:class="chart:scatter">
            <chart:data-point chart:repeated="2"/>
          </chart:series>
          <chart:series chart:style-name="ch46" chart:values-cell-range-address="'PBVI-RA'.A43:'PBVI-RA'.B43" chart:class="chart:scatter">
            <chart:data-point chart:repeated="2"/>
          </chart:series>
          <chart:series chart:style-name="ch47" chart:values-cell-range-address="'PBVI-RA'.A44:'PBVI-RA'.B44" chart:class="chart:scatter">
            <chart:data-point chart:repeated="2"/>
          </chart:series>
          <chart:series chart:style-name="ch48" chart:values-cell-range-address="'PBVI-RA'.A45:'PBVI-RA'.B45" chart:class="chart:scatter">
            <chart:data-point chart:repeated="2"/>
          </chart:series>
          <chart:series chart:style-name="ch49" chart:values-cell-range-address="'PBVI-RA'.A46:'PBVI-RA'.B46" chart:class="chart:scatter">
            <chart:data-point chart:repeated="2"/>
          </chart:series>
          <chart:series chart:style-name="ch50" chart:values-cell-range-address="'PBVI-RA'.A47:'PBVI-RA'.B47" chart:class="chart:scatter">
            <chart:data-point chart:repeated="2"/>
          </chart:series>
          <chart:series chart:style-name="ch51" chart:values-cell-range-address="'PBVI-RA'.A48:'PBVI-RA'.B48" chart:class="chart:scatter">
            <chart:data-point chart:repeated="2"/>
          </chart:series>
          <chart:series chart:style-name="ch52" chart:values-cell-range-address="'PBVI-RA'.A49:'PBVI-RA'.B49" chart:class="chart:scatter">
            <chart:data-point chart:repeated="2"/>
          </chart:series>
          <chart:series chart:style-name="ch53" chart:values-cell-range-address="'PBVI-RA'.A50:'PBVI-RA'.B50" chart:class="chart:scatter">
            <chart:data-point chart:repeated="2"/>
          </chart:series>
          <chart:series chart:style-name="ch54" chart:values-cell-range-address="'PBVI-RA'.A51:'PBVI-RA'.B51" chart:class="chart:scatter">
            <chart:data-point chart:repeated="2"/>
          </chart:series>
          <chart:series chart:style-name="ch55" chart:values-cell-range-address="'PBVI-RA'.A52:'PBVI-RA'.B52" chart:class="chart:scatter">
            <chart:data-point chart:repeated="2"/>
          </chart:series>
          <chart:series chart:style-name="ch56" chart:values-cell-range-address="'PBVI-RA'.A53:'PBVI-RA'.B53" chart:class="chart:scatter">
            <chart:data-point chart:repeated="2"/>
          </chart:series>
          <chart:series chart:style-name="ch57" chart:values-cell-range-address="'PBVI-RA'.A54:'PBVI-RA'.B54" chart:class="chart:scatter">
            <chart:data-point chart:repeated="2"/>
          </chart:series>
          <chart:series chart:style-name="ch58" chart:values-cell-range-address="'PBVI-RA'.A55:'PBVI-RA'.B55" chart:class="chart:scatter">
            <chart:data-point chart:repeated="2"/>
          </chart:series>
          <chart:series chart:style-name="ch59" chart:values-cell-range-address="'PBVI-RA'.A56:'PBVI-RA'.B56" chart:class="chart:scatter">
            <chart:data-point chart:repeated="2"/>
          </chart:series>
          <chart:series chart:style-name="ch60" chart:values-cell-range-address="'PBVI-RA'.A57:'PBVI-RA'.B57" chart:class="chart:scatter">
            <chart:data-point chart:repeated="2"/>
          </chart:series>
          <chart:series chart:style-name="ch61" chart:values-cell-range-address="'PBVI-RA'.A58:'PBVI-RA'.B58" chart:class="chart:scatter">
            <chart:data-point chart:repeated="2"/>
          </chart:series>
          <chart:series chart:style-name="ch62" chart:values-cell-range-address="'PBVI-RA'.A59:'PBVI-RA'.B59" chart:class="chart:scatter">
            <chart:data-point chart:repeated="2"/>
          </chart:series>
          <chart:series chart:style-name="ch63" chart:values-cell-range-address="'PBVI-RA'.A60:'PBVI-RA'.B60" chart:class="chart:scatter">
            <chart:data-point chart:repeated="2"/>
          </chart:series>
          <chart:series chart:style-name="ch64" chart:values-cell-range-address="'PBVI-RA'.A61:'PBVI-RA'.B61" chart:class="chart:scatter">
            <chart:data-point chart:repeated="2"/>
          </chart:series>
          <chart:series chart:style-name="ch65" chart:values-cell-range-address="'PBVI-RA'.A62:'PBVI-RA'.B62" chart:class="chart:scatter">
            <chart:data-point chart:repeated="2"/>
          </chart:series>
          <chart:series chart:style-name="ch66" chart:values-cell-range-address="'PBVI-RA'.A63:'PBVI-RA'.B63" chart:class="chart:scatter">
            <chart:data-point chart:repeated="2"/>
          </chart:series>
          <chart:series chart:style-name="ch7" chart:values-cell-range-address="'PBVI-RA'.A64:'PBVI-RA'.B64" chart:class="chart:scatter">
            <chart:data-point chart:repeated="2"/>
          </chart:series>
          <chart:series chart:style-name="ch8" chart:values-cell-range-address="'PBVI-RA'.A65:'PBVI-RA'.B65" chart:class="chart:scatter">
            <chart:data-point chart:repeated="2"/>
          </chart:series>
          <chart:series chart:style-name="ch9" chart:values-cell-range-address="'PBVI-RA'.A66:'PBVI-RA'.B66" chart:class="chart:scatter">
            <chart:data-point chart:repeated="2"/>
          </chart:series>
          <chart:series chart:style-name="ch10" chart:values-cell-range-address="'PBVI-RA'.A67:'PBVI-RA'.B67" chart:class="chart:scatter">
            <chart:data-point chart:repeated="2"/>
          </chart:series>
          <chart:series chart:style-name="ch11" chart:values-cell-range-address="'PBVI-RA'.A68:'PBVI-RA'.B68" chart:class="chart:scatter">
            <chart:data-point chart:repeated="2"/>
          </chart:series>
          <chart:series chart:style-name="ch12" chart:values-cell-range-address="'PBVI-RA'.A69:'PBVI-RA'.B69" chart:class="chart:scatter">
            <chart:data-point chart:repeated="2"/>
          </chart:series>
          <chart:series chart:style-name="ch13" chart:values-cell-range-address="'PBVI-RA'.A70:'PBVI-RA'.B70" chart:class="chart:scatter">
            <chart:data-point chart:repeated="2"/>
          </chart:series>
          <chart:series chart:style-name="ch14" chart:values-cell-range-address="'PBVI-RA'.A71:'PBVI-RA'.B71" chart:class="chart:scatter">
            <chart:data-point chart:repeated="2"/>
          </chart:series>
          <chart:series chart:style-name="ch15" chart:values-cell-range-address="'PBVI-RA'.A72:'PBVI-RA'.B72" chart:class="chart:scatter">
            <chart:data-point chart:repeated="2"/>
          </chart:series>
          <chart:series chart:style-name="ch16" chart:values-cell-range-address="'PBVI-RA'.A73:'PBVI-RA'.B73" chart:class="chart:scatter">
            <chart:data-point chart:repeated="2"/>
          </chart:series>
          <chart:series chart:style-name="ch17" chart:values-cell-range-address="'PBVI-RA'.A74:'PBVI-RA'.B74" chart:class="chart:scatter">
            <chart:data-point chart:repeated="2"/>
          </chart:series>
          <chart:series chart:style-name="ch18" chart:values-cell-range-address="'PBVI-RA'.A75:'PBVI-RA'.B75" chart:class="chart:scatter">
            <chart:data-point chart:repeated="2"/>
          </chart:series>
          <chart:series chart:style-name="ch19" chart:values-cell-range-address="'PBVI-RA'.A76:'PBVI-RA'.B76" chart:class="chart:scatter">
            <chart:data-point chart:repeated="2"/>
          </chart:series>
          <chart:series chart:style-name="ch20" chart:values-cell-range-address="'PBVI-RA'.A77:'PBVI-RA'.B77" chart:class="chart:scatter">
            <chart:data-point chart:repeated="2"/>
          </chart:series>
          <chart:series chart:style-name="ch21" chart:values-cell-range-address="'PBVI-RA'.A78:'PBVI-RA'.B78" chart:class="chart:scatter">
            <chart:data-point chart:repeated="2"/>
          </chart:series>
          <chart:series chart:style-name="ch22" chart:values-cell-range-address="'PBVI-RA'.A79:'PBVI-RA'.B79" chart:class="chart:scatter">
            <chart:data-point chart:repeated="2"/>
          </chart:series>
          <chart:series chart:style-name="ch23" chart:values-cell-range-address="'PBVI-RA'.A80:'PBVI-RA'.B80" chart:class="chart:scatter">
            <chart:data-point chart:repeated="2"/>
          </chart:series>
          <chart:series chart:style-name="ch24" chart:values-cell-range-address="'PBVI-RA'.A81:'PBVI-RA'.B81" chart:class="chart:scatter">
            <chart:data-point chart:repeated="2"/>
          </chart:series>
          <chart:series chart:style-name="ch25" chart:values-cell-range-address="'PBVI-RA'.A82:'PBVI-RA'.B82" chart:class="chart:scatter">
            <chart:data-point chart:repeated="2"/>
          </chart:series>
          <chart:wall chart:style-name="ch67"/>
          <chart:floor chart:style-name="ch6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BVI-RA'.A2:'PBVI-RA'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PBVI-RA'.A2:'PBVI-RA'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8.187">
                <text:p>28.187</text:p>
                <draw:g>
                  <svg:desc>'PBVI-RA'.A3:'PBVI-RA'.B3</svg:desc>
                </draw:g>
              </table:table-cell>
              <table:table-cell office:value-type="float" office:value="-81.813">
                <text:p>-81.81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81.813">
                <text:p>-81.813</text:p>
                <draw:g>
                  <svg:desc>'PBVI-RA'.A4:'PBVI-RA'.B4</svg:desc>
                </draw:g>
              </table:table-cell>
              <table:table-cell office:value-type="float" office:value="28.187">
                <text:p>28.18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6.2777">
                <text:p>16.2777</text:p>
                <draw:g>
                  <svg:desc>'PBVI-RA'.A5:'PBVI-RA'.B5</svg:desc>
                </draw:g>
              </table:table-cell>
              <table:table-cell office:value-type="float" office:value="21.326">
                <text:p>21.326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1.326">
                <text:p>21.326</text:p>
                <draw:g>
                  <svg:desc>'PBVI-RA'.A6:'PBVI-RA'.B6</svg:desc>
                </draw:g>
              </table:table-cell>
              <table:table-cell office:value-type="float" office:value="16.2777">
                <text:p>16.277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7:'PBVI-RA'.B7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8:'PBVI-RA'.B8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9:'PBVI-RA'.B9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475087">
                <text:p>0.475087</text:p>
                <draw:g>
                  <svg:desc>'PBVI-RA'.A10:'PBVI-RA'.B10</svg:desc>
                </draw:g>
              </table:table-cell>
              <table:table-cell office:value-type="float" office:value="24.7892">
                <text:p>24.789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6.2777">
                <text:p>16.2777</text:p>
                <draw:g>
                  <svg:desc>'PBVI-RA'.A11:'PBVI-RA'.B11</svg:desc>
                </draw:g>
              </table:table-cell>
              <table:table-cell office:value-type="float" office:value="21.326">
                <text:p>21.326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.79898">
                <text:p>2.79898</text:p>
                <draw:g>
                  <svg:desc>'PBVI-RA'.A12:'PBVI-RA'.B12</svg:desc>
                </draw:g>
              </table:table-cell>
              <table:table-cell office:value-type="float" office:value="24.4799">
                <text:p>24.479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3:'PBVI-RA'.B13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4:'PBVI-RA'.B14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5:'PBVI-RA'.B15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6:'PBVI-RA'.B16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7:'PBVI-RA'.B17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18:'PBVI-RA'.B18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4.4799">
                <text:p>24.4799</text:p>
                <draw:g>
                  <svg:desc>'PBVI-RA'.A19:'PBVI-RA'.B19</svg:desc>
                </draw:g>
              </table:table-cell>
              <table:table-cell office:value-type="float" office:value="2.79898">
                <text:p>2.79898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-81.813">
                <text:p>-81.813</text:p>
                <draw:g>
                  <svg:desc>'PBVI-RA'.A20:'PBVI-RA'.B20</svg:desc>
                </draw:g>
              </table:table-cell>
              <table:table-cell office:value-type="float" office:value="28.187">
                <text:p>28.18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1.326">
                <text:p>21.326</text:p>
                <draw:g>
                  <svg:desc>'PBVI-RA'.A21:'PBVI-RA'.B21</svg:desc>
                </draw:g>
              </table:table-cell>
              <table:table-cell office:value-type="float" office:value="16.2777">
                <text:p>16.2777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2:'PBVI-RA'.B22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3:'PBVI-RA'.B23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4:'PBVI-RA'.B24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1.326">
                <text:p>21.326</text:p>
                <draw:g>
                  <svg:desc>'PBVI-RA'.A25:'PBVI-RA'.B25</svg:desc>
                </draw:g>
              </table:table-cell>
              <table:table-cell office:value-type="float" office:value="16.2777">
                <text:p>16.2777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6:'PBVI-RA'.B26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7:'PBVI-RA'.B27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8:'PBVI-RA'.B28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29:'PBVI-RA'.B29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0:'PBVI-RA'.B30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475087">
                <text:p>0.475087</text:p>
                <draw:g>
                  <svg:desc>'PBVI-RA'.A31:'PBVI-RA'.B31</svg:desc>
                </draw:g>
              </table:table-cell>
              <table:table-cell office:value-type="float" office:value="24.7892">
                <text:p>24.789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-81.813">
                <text:p>-81.813</text:p>
                <draw:g>
                  <svg:desc>'PBVI-RA'.A32:'PBVI-RA'.B32</svg:desc>
                </draw:g>
              </table:table-cell>
              <table:table-cell office:value-type="float" office:value="28.187">
                <text:p>28.187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3:'PBVI-RA'.B33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4:'PBVI-RA'.B34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5:'PBVI-RA'.B35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6:'PBVI-RA'.B36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7:'PBVI-RA'.B37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8:'PBVI-RA'.B38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39:'PBVI-RA'.B39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-81.813">
                <text:p>-81.813</text:p>
                <draw:g>
                  <svg:desc>'PBVI-RA'.A40:'PBVI-RA'.B40</svg:desc>
                </draw:g>
              </table:table-cell>
              <table:table-cell office:value-type="float" office:value="28.187">
                <text:p>28.18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24.7892">
                <text:p>24.7892</text:p>
                <draw:g>
                  <svg:desc>'PBVI-RA'.A41:'PBVI-RA'.B41</svg:desc>
                </draw:g>
              </table:table-cell>
              <table:table-cell office:value-type="float" office:value="0.475087">
                <text:p>0.475087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19.1556">
                <text:p>19.1556</text:p>
                <draw:g>
                  <svg:desc>'PBVI-RA'.A42:'PBVI-RA'.B42</svg:desc>
                </draw:g>
              </table:table-cell>
              <table:table-cell office:value-type="float" office:value="19.1556">
                <text:p>19.155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43:'PBVI-RA'.B43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4:'PBVI-RA'.B44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45:'PBVI-RA'.B45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25.005">
                <text:p>25.005</text:p>
                <draw:g>
                  <svg:desc>'PBVI-RA'.A46:'PBVI-RA'.B46</svg:desc>
                </draw:g>
              </table:table-cell>
              <table:table-cell office:value-type="float" office:value="0.690888">
                <text:p>0.690888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47:'PBVI-RA'.B47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8:'PBVI-RA'.B48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49:'PBVI-RA'.B49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0:'PBVI-RA'.B5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51:'PBVI-RA'.B51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2:'PBVI-RA'.B52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3:'PBVI-RA'.B53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54:'PBVI-RA'.B54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5:'PBVI-RA'.B5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56:'PBVI-RA'.B56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57:'PBVI-RA'.B57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8:'PBVI-RA'.B58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59:'PBVI-RA'.B59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0:'PBVI-RA'.B60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61:'PBVI-RA'.B61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62:'PBVI-RA'.B62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3:'PBVI-RA'.B63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4:'PBVI-RA'.B64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5:'PBVI-RA'.B65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690888">
                <text:p>0.690888</text:p>
                <draw:g>
                  <svg:desc>'PBVI-RA'.A66:'PBVI-RA'.B66</svg:desc>
                </draw:g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67:'PBVI-RA'.B67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68:'PBVI-RA'.B68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69:'PBVI-RA'.B6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70:'PBVI-RA'.B70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71:'PBVI-RA'.B71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3.01478">
                <text:p>3.01478</text:p>
                <draw:g>
                  <svg:desc>'PBVI-RA'.A72:'PBVI-RA'.B72</svg:desc>
                </draw:g>
              </table:table-cell>
              <table:table-cell office:value-type="float" office:value="24.6957">
                <text:p>24.695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3:'PBVI-RA'.B73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19.3714">
                <text:p>19.3714</text:p>
                <draw:g>
                  <svg:desc>'PBVI-RA'.A74:'PBVI-RA'.B74</svg:desc>
                </draw:g>
              </table:table-cell>
              <table:table-cell office:value-type="float" office:value="19.3714">
                <text:p>19.3714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-81.5972">
                <text:p>-81.5972</text:p>
                <draw:g>
                  <svg:desc>'PBVI-RA'.A75:'PBVI-RA'.B75</svg:desc>
                </draw:g>
              </table:table-cell>
              <table:table-cell office:value-type="float" office:value="28.4028">
                <text:p>28.4028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6:'PBVI-RA'.B76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7:'PBVI-RA'.B77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8:'PBVI-RA'.B78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79:'PBVI-RA'.B79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21.5418">
                <text:p>21.5418</text:p>
                <draw:g>
                  <svg:desc>'PBVI-RA'.A80:'PBVI-RA'.B80</svg:desc>
                </draw:g>
              </table:table-cell>
              <table:table-cell office:value-type="float" office:value="16.4935">
                <text:p>16.4935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81:'PBVI-RA'.B81</svg:desc>
                </draw:g>
              </table:table-cell>
              <table:table-cell office:value-type="float" office:value="21.5418">
                <text:p>21.5418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6.4935">
                <text:p>16.4935</text:p>
                <draw:g>
                  <svg:desc>'PBVI-RA'.A82:'PBVI-RA'.B82</svg:desc>
                </draw:g>
              </table:table-cell>
              <table:table-cell office:value-type="float" office:value="21.5418">
                <text:p>21.54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25cm" svg:y="3.193cm" style:legend-expansion="high" chart:style-name="ch2"/>
        <chart:plot-area chart:style-name="ch3" table:cell-range-address="VI.A10:VI.B13 VI.A15:VI.B16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VI.A10:VI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11:VI.B11" chart:class="chart:scatter">
            <chart:domain table:cell-range-address="VI.A10:VI.B10"/>
            <chart:data-point chart:repeated="2"/>
          </chart:series>
          <chart:series chart:style-name="ch7" chart:values-cell-range-address="VI.A12:VI.B12" chart:class="chart:scatter">
            <chart:data-point chart:repeated="2"/>
          </chart:series>
          <chart:series chart:style-name="ch8" chart:values-cell-range-address="VI.A13:VI.B13" chart:class="chart:scatter">
            <chart:data-point chart:repeated="2"/>
          </chart:series>
          <chart:series chart:style-name="ch9" chart:values-cell-range-address="VI.A15:VI.B15" chart:class="chart:scatter">
            <chart:data-point chart:repeated="2"/>
          </chart:series>
          <chart:series chart:style-name="ch10" chart:values-cell-range-address="VI.A16:VI.B16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10:VI.B1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10:VI.B1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VI.A11:VI.B11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VI.A12:VI.B12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VI.A13:VI.B13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VI.A15:VI.B15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VI.A16:VI.B16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" chart:style-name="ch1">
        <chart:legend chart:legend-position="end" svg:x="13.425cm" svg:y="2.197cm" style:legend-expansion="high" chart:style-name="ch2"/>
        <chart:plot-area chart:style-name="ch3" table:cell-range-address="VI.A20:VI.B27 VI.A29:VI.B30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VI.A20:VI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21:VI.B21" chart:class="chart:scatter">
            <chart:domain table:cell-range-address="VI.A20:VI.B20"/>
            <chart:data-point chart:repeated="2"/>
          </chart:series>
          <chart:series chart:style-name="ch7" chart:values-cell-range-address="VI.A22:VI.B22" chart:class="chart:scatter">
            <chart:data-point chart:repeated="2"/>
          </chart:series>
          <chart:series chart:style-name="ch8" chart:values-cell-range-address="VI.A23:VI.B23" chart:class="chart:scatter">
            <chart:data-point chart:repeated="2"/>
          </chart:series>
          <chart:series chart:style-name="ch9" chart:values-cell-range-address="VI.A24:VI.B24" chart:class="chart:scatter">
            <chart:data-point chart:repeated="2"/>
          </chart:series>
          <chart:series chart:style-name="ch10" chart:values-cell-range-address="VI.A25:VI.B25" chart:class="chart:scatter">
            <chart:data-point chart:repeated="2"/>
          </chart:series>
          <chart:series chart:style-name="ch11" chart:values-cell-range-address="VI.A26:VI.B26" chart:class="chart:scatter">
            <chart:data-point chart:repeated="2"/>
          </chart:series>
          <chart:series chart:style-name="ch12" chart:values-cell-range-address="VI.A27:VI.B27" chart:class="chart:scatter">
            <chart:data-point chart:repeated="2"/>
          </chart:series>
          <chart:series chart:style-name="ch13" chart:values-cell-range-address="VI.A29:VI.B29" chart:class="chart:scatter">
            <chart:data-point chart:repeated="2"/>
          </chart:series>
          <chart:series chart:style-name="ch14" chart:values-cell-range-address="VI.A30:VI.B3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0:VI.B2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0:VI.B2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-4.86282">
                <text:p>-4.86282</text:p>
                <draw:g>
                  <svg:desc>VI.A21:VI.B21</svg:desc>
                </draw:g>
              </table:table-cell>
              <table:table-cell office:value-type="float" office:value="4.32012">
                <text:p>4.3201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-16.96">
                <text:p>-16.96</text:p>
                <draw:g>
                  <svg:desc>VI.A22:VI.B22</svg:desc>
                </draw:g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-28.3518">
                <text:p>-28.3518</text:p>
                <draw:g>
                  <svg:desc>VI.A23:VI.B23</svg:desc>
                </draw:g>
              </table:table-cell>
              <table:table-cell office:value-type="float" office:value="7.29576">
                <text:p>7.2957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.32012">
                <text:p>4.32012</text:p>
                <draw:g>
                  <svg:desc>VI.A24:VI.B24</svg:desc>
                </draw:g>
              </table:table-cell>
              <table:table-cell office:value-type="float" office:value="-4.86282">
                <text:p>-4.8628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VI.A25: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6.03">
                <text:p>6.03</text:p>
                <draw:g>
                  <svg:desc>VI.A26:VI.B26</svg:desc>
                </draw:g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7.29576">
                <text:p>7.29576</text:p>
                <draw:g>
                  <svg:desc>VI.A27:VI.B27</svg:desc>
                </draw:g>
              </table:table-cell>
              <table:table-cell office:value-type="float" office:value="-28.3518">
                <text:p>-28.35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VI.A29:VI.B29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VI.A30:VI.B30</svg:desc>
                </draw:g>
              </table:table-cell>
              <table:table-cell office:value-type="float" office:value="-101.852">
                <text:p>-101.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 9 10" chart:style-name="ch1">
        <chart:legend chart:legend-position="end" svg:x="13.425cm" svg:y="1.699cm" style:legend-expansion="high" chart:style-name="ch2"/>
        <chart:plot-area chart:style-name="ch3" table:cell-range-address="VI.A34:VI.B43 VI.A45:VI.B46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VI.A34:VI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5:VI.B35" chart:class="chart:scatter">
            <chart:domain table:cell-range-address="VI.A34:VI.B34"/>
            <chart:data-point chart:repeated="2"/>
          </chart:series>
          <chart:series chart:style-name="ch7" chart:values-cell-range-address="VI.A36:VI.B36" chart:class="chart:scatter">
            <chart:data-point chart:repeated="2"/>
          </chart:series>
          <chart:series chart:style-name="ch8" chart:values-cell-range-address="VI.A37:VI.B37" chart:class="chart:scatter">
            <chart:data-point chart:repeated="2"/>
          </chart:series>
          <chart:series chart:style-name="ch9" chart:values-cell-range-address="VI.A38:VI.B38" chart:class="chart:scatter">
            <chart:data-point chart:repeated="2"/>
          </chart:series>
          <chart:series chart:style-name="ch10" chart:values-cell-range-address="VI.A39:VI.B39" chart:class="chart:scatter">
            <chart:data-point chart:repeated="2"/>
          </chart:series>
          <chart:series chart:style-name="ch11" chart:values-cell-range-address="VI.A40:VI.B40" chart:class="chart:scatter">
            <chart:data-point chart:repeated="2"/>
          </chart:series>
          <chart:series chart:style-name="ch12" chart:values-cell-range-address="VI.A41:VI.B41" chart:class="chart:scatter">
            <chart:data-point chart:repeated="2"/>
          </chart:series>
          <chart:series chart:style-name="ch13" chart:values-cell-range-address="VI.A42:VI.B42" chart:class="chart:scatter">
            <chart:data-point chart:repeated="2"/>
          </chart:series>
          <chart:series chart:style-name="ch14" chart:values-cell-range-address="VI.A43:VI.B43" chart:class="chart:scatter">
            <chart:data-point chart:repeated="2"/>
          </chart:series>
          <chart:series chart:style-name="ch15" chart:values-cell-range-address="VI.A45:VI.B45" chart:class="chart:scatter">
            <chart:data-point chart:repeated="2"/>
          </chart:series>
          <chart:series chart:style-name="ch16" chart:values-cell-range-address="VI.A46:VI.B46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34:VI.B34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34:VI.B3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79554">
                <text:p>1.79554</text:p>
                <draw:g>
                  <svg:desc>VI.A35:VI.B35</svg:desc>
                </draw:g>
              </table:table-cell>
              <table:table-cell office:value-type="float" office:value="1.79554">
                <text:p>1.79554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716959">
                <text:p>0.0716959</text:p>
                <draw:g>
                  <svg:desc>VI.A36:VI.B36</svg:desc>
                </draw:g>
              </table:table-cell>
              <table:table-cell office:value-type="float" office:value="3.17627">
                <text:p>3.1762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7:VI.B37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8:VI.B38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-3.17497">
                <text:p>-3.17497</text:p>
                <draw:g>
                  <svg:desc>VI.A39:VI.B39</svg:desc>
                </draw:g>
              </table:table-cell>
              <table:table-cell office:value-type="float" office:value="5.22047">
                <text:p>5.22047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17627">
                <text:p>3.17627</text:p>
                <draw:g>
                  <svg:desc>VI.A40:VI.B40</svg:desc>
                </draw:g>
              </table:table-cell>
              <table:table-cell office:value-type="float" office:value="0.0716959">
                <text:p>0.07169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1:VI.B41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2:VI.B42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5.22047">
                <text:p>5.22047</text:p>
                <draw:g>
                  <svg:desc>VI.A43:VI.B43</svg:desc>
                </draw:g>
              </table:table-cell>
              <table:table-cell office:value-type="float" office:value="-3.17497">
                <text:p>-3.17497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VI.A45:VI.B45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VI.A46:VI.B46</svg:desc>
                </draw:g>
              </table:table-cell>
              <table:table-cell office:value-type="float" office:value="-97.8057">
                <text:p>-97.8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row-mapping="0 1 2 3 4 5 6 7 8 9 10 11 12 13 14 15 16 17 18 19 20" chart:style-name="ch1">
        <chart:legend chart:legend-position="end" svg:x="29.667cm" svg:y="4.278cm" style:legend-expansion="high" chart:style-name="ch2"/>
        <chart:plot-area chart:style-name="ch3" table:cell-range-address="VI.A50:VI.B69 VI.A71:VI.B72" chart:data-source-has-labels="row" svg:x="0.644cm" svg:y="0.382cm" svg:width="28.379cm" svg:height="18.35cm">
          <chartooo:coordinate-region svg:x="1.609cm" svg:y="0.581cm" svg:width="27.161cm" svg:height="17.952cm"/>
          <chart:axis chart:dimension="x" chart:name="primary-x" chart:style-name="ch4" chartooo:axis-type="auto">
            <chart:categories table:cell-range-address="VI.A50:VI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51:VI.B51" chart:class="chart:scatter">
            <chart:domain table:cell-range-address="VI.A50:VI.B50"/>
            <chart:data-point chart:repeated="2"/>
          </chart:series>
          <chart:series chart:style-name="ch7" chart:values-cell-range-address="VI.A52:VI.B52" chart:class="chart:scatter">
            <chart:data-point chart:repeated="2"/>
          </chart:series>
          <chart:series chart:style-name="ch8" chart:values-cell-range-address="VI.A53:VI.B53" chart:class="chart:scatter">
            <chart:data-point chart:repeated="2"/>
          </chart:series>
          <chart:series chart:style-name="ch9" chart:values-cell-range-address="VI.A54:VI.B54" chart:class="chart:scatter">
            <chart:data-point chart:repeated="2"/>
          </chart:series>
          <chart:series chart:style-name="ch10" chart:values-cell-range-address="VI.A55:VI.B55" chart:class="chart:scatter">
            <chart:data-point chart:repeated="2"/>
          </chart:series>
          <chart:series chart:style-name="ch11" chart:values-cell-range-address="VI.A56:VI.B56" chart:class="chart:scatter">
            <chart:data-point chart:repeated="2"/>
          </chart:series>
          <chart:series chart:style-name="ch12" chart:values-cell-range-address="VI.A57:VI.B57" chart:class="chart:scatter">
            <chart:data-point chart:repeated="2"/>
          </chart:series>
          <chart:series chart:style-name="ch13" chart:values-cell-range-address="VI.A58:VI.B58" chart:class="chart:scatter">
            <chart:data-point chart:repeated="2"/>
          </chart:series>
          <chart:series chart:style-name="ch14" chart:values-cell-range-address="VI.A59:VI.B59" chart:class="chart:scatter">
            <chart:data-point chart:repeated="2"/>
          </chart:series>
          <chart:series chart:style-name="ch15" chart:values-cell-range-address="VI.A60:VI.B60" chart:class="chart:scatter">
            <chart:data-point chart:repeated="2"/>
          </chart:series>
          <chart:series chart:style-name="ch16" chart:values-cell-range-address="VI.A61:VI.B61" chart:class="chart:scatter">
            <chart:data-point chart:repeated="2"/>
          </chart:series>
          <chart:series chart:style-name="ch17" chart:values-cell-range-address="VI.A62:VI.B62" chart:class="chart:scatter">
            <chart:data-point chart:repeated="2"/>
          </chart:series>
          <chart:series chart:style-name="ch18" chart:values-cell-range-address="VI.A63:VI.B63" chart:class="chart:scatter">
            <chart:data-point chart:repeated="2"/>
          </chart:series>
          <chart:series chart:style-name="ch19" chart:values-cell-range-address="VI.A64:VI.B64" chart:class="chart:scatter">
            <chart:data-point chart:repeated="2"/>
          </chart:series>
          <chart:series chart:style-name="ch20" chart:values-cell-range-address="VI.A65:VI.B65" chart:class="chart:scatter">
            <chart:data-point chart:repeated="2"/>
          </chart:series>
          <chart:series chart:style-name="ch21" chart:values-cell-range-address="VI.A66:VI.B66" chart:class="chart:scatter">
            <chart:data-point chart:repeated="2"/>
          </chart:series>
          <chart:series chart:style-name="ch22" chart:values-cell-range-address="VI.A67:VI.B67" chart:class="chart:scatter">
            <chart:data-point chart:repeated="2"/>
          </chart:series>
          <chart:series chart:style-name="ch23" chart:values-cell-range-address="VI.A68:VI.B68" chart:class="chart:scatter">
            <chart:data-point chart:repeated="2"/>
          </chart:series>
          <chart:series chart:style-name="ch24" chart:values-cell-range-address="VI.A69:VI.B69" chart:class="chart:scatter">
            <chart:data-point chart:repeated="2"/>
          </chart:series>
          <chart:series chart:style-name="ch25" chart:values-cell-range-address="VI.A71:VI.B71" chart:class="chart:scatter">
            <chart:data-point chart:repeated="2"/>
          </chart:series>
          <chart:series chart:style-name="ch26" chart:values-cell-range-address="VI.A72:VI.B72" chart:class="chart:scatter">
            <chart:data-point chart:repeated="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50:VI.B5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50:VI.B5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13.4874">
                <text:p>-13.4874</text:p>
                <draw:g>
                  <svg:desc>VI.A51:VI.B51</svg:desc>
                </draw:g>
              </table:table-cell>
              <table:table-cell office:value-type="float" office:value="9.10277">
                <text:p>9.10277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-14.8794">
                <text:p>-14.8794</text:p>
                <draw:g>
                  <svg:desc>VI.A52:VI.B52</svg:desc>
                </draw:g>
              </table:table-cell>
              <table:table-cell office:value-type="float" office:value="9.29952">
                <text:p>9.2995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3:VI.B53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4:VI.B54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-17.5011">
                <text:p>-17.5011</text:p>
                <draw:g>
                  <svg:desc>VI.A55:VI.B55</svg:desc>
                </draw:g>
              </table:table-cell>
              <table:table-cell office:value-type="float" office:value="9.59082">
                <text:p>9.5908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-12.3725">
                <text:p>-12.3725</text:p>
                <draw:g>
                  <svg:desc>VI.A56:VI.B56</svg:desc>
                </draw:g>
              </table:table-cell>
              <table:table-cell office:value-type="float" office:value="8.85712">
                <text:p>8.85712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7:VI.B57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8:VI.B58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2.7631">
                <text:p>2.7631</text:p>
                <draw:g>
                  <svg:desc>VI.A59:VI.B59</svg:desc>
                </draw:g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-10.7218">
                <text:p>-10.7218</text:p>
                <draw:g>
                  <svg:desc>VI.A60:VI.B60</svg:desc>
                </draw:g>
              </table:table-cell>
              <table:table-cell office:value-type="float" office:value="8.39447">
                <text:p>8.39447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9.10277">
                <text:p>9.10277</text:p>
                <draw:g>
                  <svg:desc>VI.A61:VI.B61</svg:desc>
                </draw:g>
              </table:table-cell>
              <table:table-cell office:value-type="float" office:value="-13.4874">
                <text:p>-13.487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8.85712">
                <text:p>8.85712</text:p>
                <draw:g>
                  <svg:desc>VI.A62:VI.B62</svg:desc>
                </draw:g>
              </table:table-cell>
              <table:table-cell office:value-type="float" office:value="-12.3725">
                <text:p>-12.3725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3:VI.B63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4:VI.B64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8.39447">
                <text:p>8.39447</text:p>
                <draw:g>
                  <svg:desc>VI.A65:VI.B65</svg:desc>
                </draw:g>
              </table:table-cell>
              <table:table-cell office:value-type="float" office:value="-10.7218">
                <text:p>-10.72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9.29952">
                <text:p>9.29952</text:p>
                <draw:g>
                  <svg:desc>VI.A66:VI.B66</svg:desc>
                </draw:g>
              </table:table-cell>
              <table:table-cell office:value-type="float" office:value="-14.8794">
                <text:p>-14.8794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7:VI.B67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8:VI.B68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9.59082">
                <text:p>9.59082</text:p>
                <draw:g>
                  <svg:desc>VI.A69:VI.B69</svg:desc>
                </draw:g>
              </table:table-cell>
              <table:table-cell office:value-type="float" office:value="-17.5011">
                <text:p>-17.5011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-98.2942">
                <text:p>-98.2942</text:p>
                <draw:g>
                  <svg:desc>VI.A71:VI.B71</svg:desc>
                </draw:g>
              </table:table-cell>
              <table:table-cell office:value-type="float" office:value="11.7058">
                <text:p>11.705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1.7058">
                <text:p>11.7058</text:p>
                <draw:g>
                  <svg:desc>VI.A72:VI.B72</svg:desc>
                </draw:g>
              </table:table-cell>
              <table:table-cell office:value-type="float" office:value="-98.2942">
                <text:p>-98.29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row-mapping="0 1 2 3 4" chart:style-name="ch1">
        <chart:legend chart:legend-position="end" svg:x="13.623cm" svg:y="3.192cm" style:legend-expansion="high" chart:style-name="ch2"/>
        <chart:plot-area chart:style-name="ch3" table:cell-range-address="PBVI.A2:PBVI.B7" chart:data-source-has-labels="row" svg:x="0.319cm" svg:y="0.179cm" svg:width="12.985cm" svg:height="8.617cm">
          <chartooo:coordinate-region svg:x="1.284cm" svg:y="0.378cm" svg:width="11.767cm" svg:height="8.219cm"/>
          <chart:axis chart:dimension="x" chart:name="primary-x" chart:style-name="ch4" chartooo:axis-type="auto">
            <chart:categories table:cell-range-address="PBVI.A2:PB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:PBVI.B3" chart:class="chart:scatter">
            <chart:domain table:cell-range-address="PBVI.A2:PBVI.B2"/>
            <chart:data-point chart:repeated="2"/>
          </chart:series>
          <chart:series chart:style-name="ch7" chart:values-cell-range-address="PBVI.A4:PBVI.B4" chart:class="chart:scatter">
            <chart:data-point chart:repeated="2"/>
          </chart:series>
          <chart:series chart:style-name="ch8" chart:values-cell-range-address="PBVI.A5:PBVI.B5" chart:class="chart:scatter">
            <chart:data-point chart:repeated="2"/>
          </chart:series>
          <chart:series chart:style-name="ch9" chart:values-cell-range-address="PBVI.A6:PBVI.B6" chart:class="chart:scatter">
            <chart:data-point chart:repeated="2"/>
          </chart:series>
          <chart:series chart:style-name="ch10" chart:values-cell-range-address="PBVI.A7:PBVI.B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:PB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2:PBVI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PBVI.A3:PBVI.B3</svg:desc>
                </draw:g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PBVI.A4:PBVI.B4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5:PBVI.B5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6:PBVI.B6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7:PBVI.B7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" chart:style-name="ch1">
        <chart:legend chart:legend-position="end" svg:x="13.425cm" svg:y="2.944cm" style:legend-expansion="high" chart:style-name="ch2"/>
        <chart:plot-area chart:style-name="ch3" table:cell-range-address="PBVI.A12:PBVI.B18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PBVI.A12:PBVI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13:PBVI.B13" chart:class="chart:scatter">
            <chart:domain table:cell-range-address="PBVI.A12:PBVI.B12"/>
            <chart:data-point chart:repeated="2"/>
          </chart:series>
          <chart:series chart:style-name="ch7" chart:values-cell-range-address="PBVI.A14:PBVI.B14" chart:class="chart:scatter">
            <chart:data-point chart:repeated="2"/>
          </chart:series>
          <chart:series chart:style-name="ch8" chart:values-cell-range-address="PBVI.A15:PBVI.B15" chart:class="chart:scatter">
            <chart:data-point chart:repeated="2"/>
          </chart:series>
          <chart:series chart:style-name="ch9" chart:values-cell-range-address="PBVI.A16:PBVI.B16" chart:class="chart:scatter">
            <chart:data-point chart:repeated="2"/>
          </chart:series>
          <chart:series chart:style-name="ch10" chart:values-cell-range-address="PBVI.A17:PBVI.B17" chart:class="chart:scatter">
            <chart:data-point chart:repeated="2"/>
          </chart:series>
          <chart:series chart:style-name="ch11" chart:values-cell-range-address="PBVI.A18:PBVI.B18" chart:class="chart:scatte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12:PBVI.B1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12:PBVI.B1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3:PBVI.B13</svg:desc>
                </draw:g>
              </table:table-cell>
              <table:table-cell office:value-type="float" office:value="-100.95">
                <text:p>-100.9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PBVI.A14:PBVI.B14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PBVI.A15:PBVI.B15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PBVI.A16:PBVI.B16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PBVI.A17:PBVI.B17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8:PBVI.B18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25cm" svg:y="3.193cm" style:legend-expansion="high" chart:style-name="ch2"/>
        <chart:plot-area chart:style-name="ch3" table:cell-range-address="PBVI.A22:PBVI.B27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PBVI.A22:PBVI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23:PBVI.B23" chart:class="chart:scatter">
            <chart:domain table:cell-range-address="PBVI.A22:PBVI.B22"/>
            <chart:data-point chart:repeated="2"/>
          </chart:series>
          <chart:series chart:style-name="ch7" chart:values-cell-range-address="PBVI.A24:PBVI.B24" chart:class="chart:scatter">
            <chart:data-point chart:repeated="2"/>
          </chart:series>
          <chart:series chart:style-name="ch8" chart:values-cell-range-address="PBVI.A25:PBVI.B25" chart:class="chart:scatter">
            <chart:data-point chart:repeated="2"/>
          </chart:series>
          <chart:series chart:style-name="ch9" chart:values-cell-range-address="PBVI.A26:PBVI.B26" chart:class="chart:scatter">
            <chart:data-point chart:repeated="2"/>
          </chart:series>
          <chart:series chart:style-name="ch10" chart:values-cell-range-address="PBVI.A27:PBVI.B2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2:PBVI.B2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22:PBVI.B2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PBVI.A23:PBVI.B23</svg:desc>
                </draw:g>
              </table:table-cell>
              <table:table-cell office:value-type="float" office:value="-101.852">
                <text:p>-101.85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PBVI.A24:PBVI.B24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5:PB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6:PBVI.B26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7:PBVI.B27</svg:desc>
                </draw:g>
              </table:table-cell>
              <table:table-cell office:value-type="float" office:value="2.3098">
                <text:p>2.3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25cm" svg:y="3.193cm" style:legend-expansion="high" chart:style-name="ch2"/>
        <chart:plot-area chart:style-name="ch3" table:cell-range-address="PBVI.A32:PBVI.B37" chart:data-source-has-labels="row" svg:x="0.319cm" svg:y="0.179cm" svg:width="12.787cm" svg:height="8.618cm">
          <chartooo:coordinate-region svg:x="1.284cm" svg:y="0.378cm" svg:width="11.569cm" svg:height="8.22cm"/>
          <chart:axis chart:dimension="x" chart:name="primary-x" chart:style-name="ch4" chartooo:axis-type="auto">
            <chart:categories table:cell-range-address="PBVI.A32:PBVI.B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3:PBVI.B33" chart:class="chart:scatter">
            <chart:domain table:cell-range-address="PBVI.A32:PBVI.B32"/>
            <chart:data-point chart:repeated="2"/>
          </chart:series>
          <chart:series chart:style-name="ch7" chart:values-cell-range-address="PBVI.A34:PBVI.B34" chart:class="chart:scatter">
            <chart:data-point chart:repeated="2"/>
          </chart:series>
          <chart:series chart:style-name="ch8" chart:values-cell-range-address="PBVI.A35:PBVI.B35" chart:class="chart:scatter">
            <chart:data-point chart:repeated="2"/>
          </chart:series>
          <chart:series chart:style-name="ch9" chart:values-cell-range-address="PBVI.A36:PBVI.B36" chart:class="chart:scatter">
            <chart:data-point chart:repeated="2"/>
          </chart:series>
          <chart:series chart:style-name="ch10" chart:values-cell-range-address="PBVI.A37:PBVI.B3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32:PBVI.B3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BVI.A32:PBVI.B3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PBVI.A33:PBVI.B33</svg:desc>
                </draw:g>
              </table:table-cell>
              <table:table-cell office:value-type="float" office:value="-97.8057">
                <text:p>-97.8057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PBVI.A34:PBVI.B34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5:PBVI.B35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6:PBVI.B36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7:PBVI.B37</svg:desc>
                </draw:g>
              </table:table-cell>
              <table:table-cell office:value-type="float" office:value="1.19431">
                <text:p>1.194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